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84.98mm" style:rel-column-width="4818*"/>
    </style:style>
    <style:style style:name="Table1.B" style:family="table-column">
      <style:table-column-properties style:column-width="85.02mm" style:rel-column-width="4820*"/>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rsid="001b984c" officeooo:paragraph-rsid="001b984c"/>
    </style:style>
    <style:style style:name="P2" style:family="paragraph" style:parent-style-name="Text_20_body">
      <style:text-properties officeooo:rsid="001db8a2" officeooo:paragraph-rsid="001db8a2"/>
    </style:style>
    <style:style style:name="P3" style:family="paragraph" style:parent-style-name="Text_20_body">
      <style:text-properties officeooo:rsid="001dd898" officeooo:paragraph-rsid="001dd898"/>
    </style:style>
    <style:style style:name="P4" style:family="paragraph" style:parent-style-name="Text_20_body">
      <style:text-properties officeooo:rsid="0024c237" officeooo:paragraph-rsid="00307912"/>
    </style:style>
    <style:style style:name="P5" style:family="paragraph" style:parent-style-name="Text_20_body">
      <style:text-properties officeooo:rsid="002b9a40" officeooo:paragraph-rsid="002b9a40"/>
    </style:style>
    <style:style style:name="P6" style:family="paragraph" style:parent-style-name="Text_20_body">
      <style:text-properties officeooo:rsid="002d47e2" officeooo:paragraph-rsid="002d47e2"/>
    </style:style>
    <style:style style:name="P7" style:family="paragraph" style:parent-style-name="Text_20_body">
      <style:text-properties officeooo:paragraph-rsid="00307912"/>
    </style:style>
    <style:style style:name="P8" style:family="paragraph" style:parent-style-name="Table_20_Contents">
      <style:text-properties officeooo:rsid="0024c237" officeooo:paragraph-rsid="0024c237"/>
    </style:style>
    <style:style style:name="P9" style:family="paragraph" style:parent-style-name="Table_20_Contents">
      <style:text-properties officeooo:rsid="0026bbee" officeooo:paragraph-rsid="0026bbee"/>
    </style:style>
    <style:style style:name="P10" style:family="paragraph" style:parent-style-name="Table_20_Contents">
      <style:text-properties fo:font-weight="bold" officeooo:rsid="00281e08" officeooo:paragraph-rsid="00281e08" style:font-weight-asian="bold" style:font-weight-complex="bold"/>
    </style:style>
    <style:style style:name="P11" style:family="paragraph" style:parent-style-name="Table_20_Contents">
      <style:text-properties officeooo:rsid="0030b33f" officeooo:paragraph-rsid="0030b33f"/>
    </style:style>
    <style:style style:name="P12" style:family="paragraph" style:parent-style-name="Footnote">
      <style:text-properties officeooo:rsid="0030b33f" officeooo:paragraph-rsid="0030b33f"/>
    </style:style>
    <style:style style:name="P13" style:family="paragraph" style:parent-style-name="Text_20_body">
      <style:text-properties officeooo:rsid="001ef359" officeooo:paragraph-rsid="001ac105"/>
    </style:style>
    <style:style style:name="P14" style:family="paragraph" style:parent-style-name="Text_20_body" style:list-style-name="L1">
      <style:text-properties officeooo:rsid="001ef359" officeooo:paragraph-rsid="001ef359"/>
    </style:style>
    <style:style style:name="P15" style:family="paragraph" style:parent-style-name="Text_20_body" style:list-style-name="L1">
      <style:text-properties officeooo:rsid="001ef359" officeooo:paragraph-rsid="00345bd8"/>
    </style:style>
    <style:style style:name="P16" style:family="paragraph" style:parent-style-name="Text_20_body" style:list-style-name="L2">
      <style:text-properties officeooo:rsid="001b984c" officeooo:paragraph-rsid="001b984c"/>
    </style:style>
    <style:style style:name="P17" style:family="paragraph" style:parent-style-name="Text_20_body" style:list-style-name="L2">
      <style:text-properties officeooo:rsid="001bf008" officeooo:paragraph-rsid="001bf008"/>
    </style:style>
    <style:style style:name="P18" style:family="paragraph" style:parent-style-name="Heading_20_1">
      <style:text-properties officeooo:rsid="001ac105" officeooo:paragraph-rsid="001ac105"/>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1c4744" officeooo:paragraph-rsid="001c4744"/>
    </style:style>
    <style:style style:name="P21" style:family="paragraph" style:parent-style-name="Table_20_Contents">
      <style:text-properties officeooo:rsid="0033c666" officeooo:paragraph-rsid="0033c666"/>
    </style:style>
    <style:style style:name="P22" style:family="paragraph" style:parent-style-name="Heading_20_2">
      <style:text-properties officeooo:rsid="002d47e2" officeooo:paragraph-rsid="002d47e2"/>
    </style:style>
    <style:style style:name="T1" style:family="text">
      <style:text-properties officeooo:rsid="001b984c"/>
    </style:style>
    <style:style style:name="T2" style:family="text">
      <style:text-properties officeooo:rsid="001c064e"/>
    </style:style>
    <style:style style:name="T3" style:family="text">
      <style:text-properties officeooo:rsid="001c1c75"/>
    </style:style>
    <style:style style:name="T4" style:family="text">
      <style:text-properties fo:background-color="#fff200" loext:char-shading-value="0"/>
    </style:style>
    <style:style style:name="T5" style:family="text">
      <style:text-properties fo:font-weight="normal" style:font-weight-asian="normal" style:font-weight-complex="normal"/>
    </style:style>
    <style:style style:name="T6" style:family="text">
      <style:text-properties fo:font-weight="normal" officeooo:rsid="001ee8f2" style:font-weight-asian="normal" style:font-weight-complex="normal"/>
    </style:style>
    <style:style style:name="T7" style:family="text">
      <style:text-properties fo:font-weight="normal" officeooo:rsid="002e1b7e" style:font-weight-asian="normal" style:font-weight-complex="normal"/>
    </style:style>
    <style:style style:name="T8" style:family="text">
      <style:text-properties fo:font-weight="normal" officeooo:rsid="002ffdc7" style:font-weight-asian="normal" style:font-weight-complex="normal"/>
    </style:style>
    <style:style style:name="T9" style:family="text">
      <style:text-properties fo:font-weight="normal" officeooo:rsid="0033c222" style:font-weight-asian="normal" style:font-weight-complex="normal"/>
    </style:style>
    <style:style style:name="T10" style:family="text">
      <style:text-properties officeooo:rsid="001ef359"/>
    </style:style>
    <style:style style:name="T11" style:family="text">
      <style:text-properties officeooo:rsid="0024c237"/>
    </style:style>
    <style:style style:name="T12" style:family="text">
      <style:text-properties officeooo:rsid="00281e08"/>
    </style:style>
    <style:style style:name="T13" style:family="text">
      <style:text-properties officeooo:rsid="002a262e"/>
    </style:style>
    <style:style style:name="T14" style:family="text">
      <style:text-properties officeooo:rsid="002a3e8a"/>
    </style:style>
    <style:style style:name="T15" style:family="text">
      <style:text-properties officeooo:rsid="002b9a40"/>
    </style:style>
    <style:style style:name="T16" style:family="text">
      <style:text-properties officeooo:rsid="0033c222"/>
    </style:style>
    <style:style style:name="T17" style:family="text">
      <style:text-properties officeooo:rsid="00345b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örslag på tester av lärandematerial med lärare <text:span text:style-name="T15">på GTI</text:span></text:h>
      <text:p text:style-name="P5">Testerna är till för att undersöka lärandematerial från en lärares perspektiv. Fokus är på materialets tillgänglighet, det vill säga hur lätt det är att använda med hänsyn till lärarens uppfattning och arbetssätt.</text:p>
      <text:h text:style-name="Heading_20_1" text:outline-level="1">Tidsplan</text:h>
      <text:p text:style-name="P7"><text:span text:style-name="T11">Nationella provdatum</text:span><text:span text:style-name="T11"><text:note text:id="ftn1" text:note-class="footnote"><text:note-citation>1</text:note-citation><text:note-body><text:p text:style-name="P12"><text:a xlink:type="simple" xlink:href="https://www.skolverket.se/bedomning/nationella-prov/provdatum/gymnasieskola/provdatum-1.163274" text:style-name="Internet_20_link" text:visited-style-name="Visited_20_Internet_20_Link">https://www.skolverket.se/bedomning/nationella-prov/provdatum/gymnasieskola/provdatum-1.163274</text:a></text:p></text:note-body></text:note></text:span><text:span text:style-name="T11">: Mellan 15-18 maj för matematik.</text:span></text:p>
      <text:p text:style-name="P4">Läsårstider för vårterminen på GTI<text:note text:id="ftn2" text:note-class="footnote"><text:note-citation>2</text:note-citation><text:note-body><text:p text:style-name="P12"><text:a xlink:type="simple" xlink:href="http://www.gti.se/lasarstider.php" text:style-name="Internet_20_link" text:visited-style-name="Visited_20_Internet_20_Link">http://www.gti.se/lasarstider.php</text:a></text:p></text:note-body></text:note>: 8 januari – 8 juni</text:p>
      <table:table table:name="Table1" table:style-name="Table1">
        <table:table-column table:style-name="Table1.A"/>
        <table:table-column table:style-name="Table1.B"/>
        <table:table-row>
          <table:table-cell table:style-name="Table1.A1" office:value-type="string">
            <text:p text:style-name="P10">Datum</text:p>
          </table:table-cell>
          <table:table-cell table:style-name="Table1.B1" office:value-type="string">
            <text:p text:style-name="P10">Händelse</text:p>
          </table:table-cell>
        </table:table-row>
        <table:table-row>
          <table:table-cell table:style-name="Table1.A2" office:value-type="string">
            <text:p text:style-name="P8">v 15, 9-15 april</text:p>
          </table:table-cell>
          <table:table-cell table:style-name="Table1.B2" office:value-type="string">
            <text:p text:style-name="Table_20_Contents"/>
          </table:table-cell>
        </table:table-row>
        <table:table-row>
          <table:table-cell table:style-name="Table1.A2" office:value-type="string">
            <text:p text:style-name="P8">v 16, 16-22 april</text:p>
          </table:table-cell>
          <table:table-cell table:style-name="Table1.B2" office:value-type="string">
            <text:p text:style-name="P9">Förslag: Här håller vi möte med lärarna om detaljer kring material och när testerna ska göras.</text:p>
          </table:table-cell>
        </table:table-row>
        <table:table-row>
          <table:table-cell table:style-name="Table1.A2" office:value-type="string">
            <text:p text:style-name="P8">v 17, 23-29 april</text:p>
          </table:table-cell>
          <table:table-cell table:style-name="Table1.B2" office:value-type="string">
            <text:p text:style-name="P21"/>
          </table:table-cell>
        </table:table-row>
        <table:table-row>
          <table:table-cell table:style-name="Table1.A2" office:value-type="string">
            <text:p text:style-name="P8">v 18, 30 april – 6 maj</text:p>
          </table:table-cell>
          <table:table-cell table:style-name="Table1.B2" office:value-type="string">
            <text:p text:style-name="Table_20_Contents"/>
          </table:table-cell>
        </table:table-row>
        <table:table-row>
          <table:table-cell table:style-name="Table1.A2" office:value-type="string">
            <text:p text:style-name="P8">v 19, 7-13 maj</text:p>
          </table:table-cell>
          <table:table-cell table:style-name="Table1.B2" office:value-type="string">
            <text:p text:style-name="P9">Lärarna repeterar inför nationella proven.</text:p>
          </table:table-cell>
        </table:table-row>
        <table:table-row>
          <table:table-cell table:style-name="Table1.A2" office:value-type="string">
            <text:p text:style-name="P8">v 20, 14-20 maj</text:p>
          </table:table-cell>
          <table:table-cell table:style-name="Table1.B2" office:value-type="string">
            <text:p text:style-name="P9">Nationella proven.</text:p>
          </table:table-cell>
        </table:table-row>
        <table:table-row>
          <table:table-cell table:style-name="Table1.A2" office:value-type="string">
            <text:p text:style-name="P8">v 21, 21-27 maj</text:p>
          </table:table-cell>
          <table:table-cell table:style-name="Table1.B2" office:value-type="string">
            <text:p text:style-name="P9">Lärarna rättar nationella proven.</text:p>
          </table:table-cell>
        </table:table-row>
        <table:table-row>
          <table:table-cell table:style-name="Table1.A2" office:value-type="string">
            <text:p text:style-name="P8">v 22, 28-31 maj, 1-3 juni</text:p>
          </table:table-cell>
          <table:table-cell table:style-name="Table1.B2" office:value-type="string">
            <text:p text:style-name="Table_20_Contents"/>
          </table:table-cell>
        </table:table-row>
        <table:table-row>
          <table:table-cell table:style-name="Table1.A2" office:value-type="string">
            <text:p text:style-name="P8">v 23, 4-10 juni</text:p>
          </table:table-cell>
          <table:table-cell table:style-name="Table1.B2" office:value-type="string">
            <text:p text:style-name="P11">Sista veckan i skolan.</text:p>
          </table:table-cell>
        </table:table-row>
      </table:table>
      <text:h text:style-name="P18" text:outline-level="1">Hur det går till</text:h>
      <text:p text:style-name="P13">Ett förslag på hur testerna ska gå till. Förslag på förändring görs gärna, till exempel om förbättringar av materialet ska göras innan auskultationstestet eller inte.</text:p>
      <text:list xml:id="list1677381722" text:style-name="L1">
        <text:list-item>
          <text:p text:style-name="P15">Vi träffas med det intresserade lärarlaget, <text:span text:style-name="T17">visar en lista med material som vi kan dela med dem, och låter dem välja ut ett av materialen att använda i en lektion</text:span>. <text:span text:style-name="T17">Om inget av materialen passar deras undervisning så förklarar de varför det inte gör det, och vi gör bara usability-testerna och skippar auskultationstesterna.</text:span></text:p>
        </text:list-item>
        <text:list-item>
          <text:p text:style-name="P14">Om vi kommer fram till ett material som lärarna vill använda så utför vi ett mindre <text:span text:style-name="T16">usability</text:span>-test med varje intresserad lärare, se separat beskrivning i manuset. Utifrån dessa tester så kompletterar vi materialet efter behov.</text:p>
        </text:list-item>
        <text:list-item>
          <text:p text:style-name="P14">Om det finns möjlighet så utför vi ett auskultationstest, som beskrivs mer i detalj i separat manus. Auskultationstestet innefattar att observera när en lärare planerar och utför en verklig lektion med ett givet material. Testet görs gärna <text:span text:style-name="T12">med</text:span> flera lärare som använder samma material.</text:p>
        </text:list-item>
        <text:list-item>
          <text:p text:style-name="P14"><text:soft-page-break/>Efter auskultationstesterna så utvärderas materialet muntligt och kortfattat (ca 15-30 minuter) med de aktuella lärarna, antingen individuellt eller i grupp beroende på vad som är möjligt.</text:p>
        </text:list-item>
      </text:list>
      <text:h text:style-name="P19" text:outline-level="1">Manus för <text:span text:style-name="T1">ett mindre</text:span> <text:span text:style-name="T16">usability</text:span>-test</text:h>
      <text:p text:style-name="P3">Testet är ett usability-test inspirerat av Steve Krugs manus <text:span text:style-name="T4">[KÄLLA]</text:span>, anpassat för en lärare som kollar igenom ett lärandematerial. <text:span text:style-name="T10">Testet är tänkt att ta max 15 minuter. Förslagsvis är vi två stycken under själva testerna, en som antecknar och en som leder.</text:span></text:p>
      <text:list xml:id="list1031023503" text:style-name="L2">
        <text:list-item>
          <text:p text:style-name="P16">Visa inte materialet ännu, utan ha det redo men undangömt <text:span text:style-name="T12">för att inte distrahera.</text:span></text:p>
        </text:list-item>
        <text:list-item>
          <text:p text:style-name="P16">Ge bakgrund till exjobbet om det behövs, och förklara syftet med testet, <text:span text:style-name="T2">hur lång tid det kommer ta och vad de kommer att få göra</text:span>. Förklara att vi testar materialet och inte dem, och förtydliga att det inte finns något rätt eller fel. Förklara att det hjälper om de tänker högt och förklarar sina tankegångar under testets gång.</text:p>
        </text:list-item>
        <text:list-item>
          <text:p text:style-name="P17">Fråga om det går bra att filma testet <text:span text:style-name="T13">ifall du tänkte filma.</text:span></text:p>
        </text:list-item>
        <text:list-item>
          <text:p text:style-name="P16">Fråga läraren hur en typisk lektion ser ut för dem, <text:span text:style-name="T3">och</text:span> vilka verktyg, metoder och strategier de brukar använda.</text:p>
        </text:list-item>
        <text:list-item>
          <text:p text:style-name="P16">Visa materialet. Låt dem kolla på materialet, dvs skumma igenom texter och/eller leka runt med fysiska objekt beroende på vilket typ av material det är. Be dem förklara sina reaktioner, och påminn dem om att tänka högt om det behövs.</text:p>
        </text:list-item>
        <text:list-item>
          <text:p text:style-name="P16">Fråga dem hur de skulle vilja använda materialet i en lektion.</text:p>
        </text:list-item>
        <text:list-item>
          <text:p text:style-name="P16">Fråga ifall de har några övriga kommentarer eller tankar som de vill dela med sig av som inte kom upp i någon av de andra punkterna.</text:p>
        </text:list-item>
      </text:list>
      <text:p text:style-name="P1"/>
      <text:h text:style-name="P20" text:outline-level="1">Observationsmall för auskultationstest</text:h>
      <text:p text:style-name="P2">Auskultationstestet är då vi observerar hur läraren planerar och utför en lektion med ett givet material. Detta sker förslagsvis efter ett <text:span text:style-name="T16">usability</text:span>-test, så att vi kan jämföra med hur läraren t<text:span text:style-name="T15">änkte</text:span> att de skulle använda materialet.</text:p>
      <text:p text:style-name="P6"><text:span text:style-name="T6">D</text:span><text:span text:style-name="T5">öp om rubrikerna nedan utifrån resultaten från </text:span><text:span text:style-name="T9">usability</text:span><text:span text:style-name="T5">-testet. Använd så många rubriker som passar, men t</text:span><text:span text:style-name="T8">änk på </text:span><text:span text:style-name="T7">att inte göra det för svårt att observera.</text:span></text:p>
      <text:h text:style-name="P22" text:outline-level="2">Förväntat utfall #1 från <text:span text:style-name="T16">usability</text:span>-testet</text:h>
      <text:p text:style-name="P6">Här beskrivs ett av resultaten från <text:span text:style-name="T16">usability</text:span>-testet.</text:p>
      <text:h text:style-name="P22" text:outline-level="2">Faktiskt utfall #1</text:h>
      <text:p text:style-name="P6">Här beskrivs vad som faktiskt hände.</text:p>
      <text:h text:style-name="P22" text:outline-level="2">Förväntat utfall #2 från <text:span text:style-name="T16">usability</text:span>-testet</text:h>
      <text:p text:style-name="P6">[...]</text:p>
      <text:h text:style-name="P22" text:outline-level="2">Faktiskt utfall #2</text:h>
      <text:p text:style-name="P6">[...]</text:p>
      <text:h text:style-name="P22" text:outline-level="2">Övriga observationer</text:h>
      <text:p text:style-name="P6">Här skrivs andra observationer som inte passade in ovan, till exempel om en relevant observation gjordes som inte <text:span text:style-name="T16">usability</text:span>-testet täck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4:33:35.821370841</meta:creation-date>
    <dc:date>2018-04-06T16:34:05.709348881</dc:date>
    <meta:editing-duration>PT3H37M27S</meta:editing-duration>
    <meta:editing-cycles>30</meta:editing-cycles>
    <meta:generator>LibreOffice/6.0.2.1$Linux_x86 LibreOffice_project/00m0$Build-1</meta:generator>
    <meta:document-statistic meta:table-count="1" meta:image-count="0" meta:object-count="0" meta:page-count="4" meta:paragraph-count="51" meta:word-count="675" meta:character-count="4220" meta:non-whitespace-character-count="3605"/>
  </office:meta>
</office:document-meta>
</file>